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tima" svg:font-family="Optima" style:font-pitch="variable"/>
    <style:font-face style:name="Optima1" svg:font-family="Optima" style:font-adornments="Bold Italic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" fo:font-size="9pt" style:font-size-asian="9pt" style:font-size-complex="9pt"/>
    </style:style>
    <style:style style:name="P2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" fo:font-size="10pt" style:font-size-asian="10pt" style:font-size-complex="10pt"/>
    </style:style>
    <style:style style:name="P3" style:family="paragraph" style:parent-style-name="Text_20_body">
      <style:paragraph-properties fo:text-align="justify" style:justify-single-word="false"/>
      <style:text-properties style:font-name="Optima" fo:font-size="14pt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Optima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paragraph-properties fo:text-align="justify" style:justify-single-word="false"/>
      <style:text-properties style:font-name="Optima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Optima" fo:font-size="12pt" style:font-size-asian="12pt" style:font-size-complex="12pt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30f6" style:font-name="Optima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3">OpenAgile Foundations</text:span></text:h>
      <text:p text:style-name="P4">The Four Capacities (from The Learning Circle)</text:p>
      <text:p text:style-name="P6">Each of the four capacities in the Learning Circle are prerequisites for taking the next step. <text:s/>At the same time, as we exercise these capacities through the use of the Learning Circle, we develop these capacities within ourselves, in our teams and in our organizations. <text:s/>Our inner conditions and capabilities have an effect on our environment which in turn then has an effect on us. <text:s/>By going through the Learning Circle, we use and develop these four capacities:</text:p>
      <text:list xml:id="list496286883" text:style-name="L1">
        <text:list-item>
          <text:p text:style-name="P5">Detachment. <text:s/><text:span text:style-name="T2">The capacity for Detachment supports the Reflection step. <text:s/>Detachment is openness. <text:s/>Detachment means that we set aside our ego and objectively look at the evidence including facts, events and feelings.</text:span></text:p>
        </text:list-item>
        <text:list-item>
          <text:p text:style-name="P5">Search. <text:s/><text:span text:style-name="T2">The capacity for Search supports the Learning step. <text:s/>Search includes consultation, wisdom, discernment, judgement, and search for solutions.</text:span></text:p>
        </text:list-item>
        <text:list-item>
          <text:p text:style-name="P5">Love. <text:s/><text:span text:style-name="T2">The capacity for Love supports the Planning step. <text:s/>Love of learning creates openness to Guidance. <text:s/>Love engenders vision, passion, and a sense of purpose</text:span>.</text:p>
        </text:list-item>
        <text:list-item>
          <text:p text:style-name="P5">Courage. <text:s/><text:span text:style-name="T2">The capacity for Courage supports the Action step. <text:s/>Courage encompasses conscious choice, volition, willingness, and desire to act even in the face of uncertainty.</text:span></text:p>
        </text:list-item>
      </text:list>
      <text:p text:style-name="P6">In the beginning, we may not be strong in these capacities. <text:s/>However, with practice in the Learning Circle, we have the opportunity to grow and become comfortable with the Four Capacities. <text:s/>As they say “practice makes perfect.”</text:p>
      <text:p text:style-name="P4">Guidance</text:p>
      <text:p text:style-name="P3">Central to the effectiveness of the Learning Circle is the concept of Guidance. <text:s/>Guidance is the act of assisting an individual, team, or organization to reach a destination by accompanying, giving directions, or supplying advice. <text:s/><text:span text:style-name="T1">Guidance plays a pivotal role in developing our capacity and can be applied to all four steps and all four capacities. <text:s/></text:span>For individuals, teams, and organizations, Guidance is critical to be able to progress in the development of knowledge, skills or capacities. <text:s/>Guidance can come from within – a team member who has expertise can share it with the other team members. <text:s/>And Guidance can come from outside – we can bring experts into the organization, we can read books or web sites. <text:s/>Inspiration can also be thought of as a form of Guidance, for example a team member suddenly has a bright idea. <text:s/><text:span text:style-name="T1">Being open to receiving Guidance ensures that the Learning Circle is both organic and disciplin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tima" svg:font-family="Optima" style:font-pitch="variable"/>
    <style:font-face style:name="Optima1" svg:font-family="Optima" style:font-adornments="Bold Italic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Optima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" fo:font-size="10pt" style:font-size-asian="10pt" style:font-size-complex="10pt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font-name="Optima"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0" draw:style-name="Mgr1" draw:text-style-name="MP2" svg:width="2.001cm" svg:height="0.59cm" svg:x="0.06cm" svg:y="0.069cm"><draw:image xlink:href="Pictures/10000000000000580000001F73C32074.png" xlink:type="simple" xlink:show="embed" xlink:actuate="onLoad"><text:p/></draw:image></draw:frame><text:span text:style-name="MT1"><text:tab/>Copyright 2011. Contact </text:span><text:a xlink:type="simple" xlink:href="mailto:info@openagile.com"><text:span text:style-name="MT1">info@openagile.com</text:span></text:a><text:span text:style-name="MT1"> or visit </text:span><text:a xlink:type="simple" xlink:href="http://www.openagile.com/"><text:span text:style-name="MT1">http://www.openagile.com</text:span></text:a><text:span text:style-name="MT1"> for more information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Heidema</meta:initial-creator>
    <meta:creation-date>2011-05-04T13:58:43</meta:creation-date>
    <meta:document-statistic meta:table-count="0" meta:image-count="0" meta:object-count="0" meta:page-count="1" meta:paragraph-count="11" meta:word-count="394" meta:character-count="2496"/>
    <dc:date>2011-05-04T14:02:12</dc:date>
    <dc:creator>Paul Heidema</dc:creator>
    <meta:editing-duration>PT3M29S</meta:editing-duration>
    <meta:editing-cycles>1</meta:editing-cycles>
    <meta:generator>LibreOffice/3.3$Unix OpenOffice.org_project/330m12$Build-1</meta:generator>
  </office:meta>
</office:document-meta>
</file>